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.041cm" fo:margin-left="-0.042cm" fo:margin-right="0cm" table:align="margins" style:shadow="none"/>
    </style:style>
    <style:style style:name="Tabela2.A" style:family="table-column">
      <style:table-column-properties style:column-width="11.562cm" style:rel-column-width="44465*"/>
    </style:style>
    <style:style style:name="Tabela2.B" style:family="table-column">
      <style:table-column-properties style:column-width="3.122cm" style:rel-column-width="12006*"/>
    </style:style>
    <style:style style:name="Tabela2.C" style:family="table-column">
      <style:table-column-properties style:column-width="2.357cm" style:rel-column-width="9064*"/>
    </style:style>
    <style:style style:name="Tabela2.A1" style:family="table-cell">
      <style:table-cell-properties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1" style:family="table-cell">
      <style:table-cell-properties fo:background-color="#004586" fo:padding="0.097cm" fo:border="0.088cm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B2" style:family="table-cell" style:data-style-name="N37">
      <style:table-cell-properties style:vertical-align="middle" fo:background-color="transparent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2" style:family="table-cell" style:data-style-name="N37">
      <style:table-cell-properties style:vertical-align="middle" fo:background-color="transparent" fo:padding="0.097cm" fo:border="0.088cm solid #000000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B3" style:family="table-cell" style:data-style-name="N37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C3" style:family="table-cell" style:data-style-name="N37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" style:family="table">
      <style:table-properties style:width="17.041cm" fo:margin-left="-0.042cm" fo:margin-right="0cm" table:align="margins"/>
    </style:style>
    <style:style style:name="Tabela1.A" style:family="table-column">
      <style:table-column-properties style:column-width="11.562cm" style:rel-column-width="44465*"/>
    </style:style>
    <style:style style:name="Tabela1.B" style:family="table-column">
      <style:table-column-properties style:column-width="1.852cm" style:rel-column-width="7122*"/>
    </style:style>
    <style:style style:name="Tabela1.C" style:family="table-column">
      <style:table-column-properties style:column-width="3.627cm" style:rel-column-width="13948*"/>
    </style:style>
    <style:style style:name="Tabela1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1.A12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12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" style:family="table">
      <style:table-properties style:width="17.041cm" fo:margin-left="-0.042cm" fo:margin-right="0cm" table:align="margins"/>
    </style:style>
    <style:style style:name="Tabela3.A" style:family="table-column">
      <style:table-column-properties style:column-width="12.832cm" style:rel-column-width="49349*"/>
    </style:style>
    <style:style style:name="Tabela3.B" style:family="table-column">
      <style:table-column-properties style:column-width="2.037cm" style:rel-column-width="7834*"/>
    </style:style>
    <style:style style:name="Tabela3.C" style:family="table-column">
      <style:table-column-properties style:column-width="2.171cm" style:rel-column-width="8352*"/>
    </style:style>
    <style:style style:name="Tabela3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3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6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9" style:family="paragraph" style:parent-style-name="Standard">
      <style:paragraph-properties fo:margin-left="0.751cm" fo:margin-right="0cm" fo:line-height="150%" fo:text-align="justify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fo:font-size="12pt" style:font-size-asian="12pt" style:font-name-complex="Arial" style:font-size-complex="1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ffffff"/>
    </style:style>
    <style:style style:name="P1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name-complex="Arial" style:font-size-complex="12pt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font-size-asian="12pt" style:font-name-complex="Arial" style:font-size-complex="12pt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name-complex="Arial" style:font-size-complex="12pt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fo:font-size="12pt" style:font-size-asian="12pt" style:font-name-complex="Arial" style:font-size-complex="12pt"/>
    </style:style>
    <style:style style:name="P22" style:family="paragraph" style:parent-style-name="Standard" style:list-style-name="L5">
      <style:paragraph-properties fo:line-height="150%" fo:text-align="justify" style:justify-single-word="false"/>
      <style:text-properties fo:font-size="12pt" style:font-size-asian="12pt" style:font-name-complex="Arial" style:font-size-complex="12pt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24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</style:style>
    <style:style style:name="P26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28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fo:font-weight="normal" style:font-weight-asian="normal" style:font-weight-complex="normal"/>
    </style:style>
    <style:style style:name="P29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fo:font-size="12pt" fo:font-weight="normal" style:font-size-asian="12pt" style:font-weight-asian="normal" style:font-name-complex="Arial" style:font-size-complex="12pt" style:font-weight-complex="normal"/>
    </style:style>
    <style:style style:name="P30" style:family="paragraph" style:parent-style-name="Standard" style:list-style-name="L4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31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2">Tarefa</text:p>
          </table:table-cell>
          <table:table-cell table:style-name="Tabela2.A1" office:value-type="string">
            <text:p text:style-name="P12">Inicio</text:p>
          </table:table-cell>
          <table:table-cell table:style-name="Tabela2.C1" office:value-type="string">
            <text:p text:style-name="P12">Fim</text:p>
          </table:table-cell>
        </table:table-row>
        <table:table-row>
          <table:table-cell table:style-name="Tabela2.A2" office:value-type="string">
            <text:p text:style-name="P14"><text:s text:c="18"/><text:span text:style-name="T7">1.Introdução</text:span></text:p>
          </table:table-cell>
          <table:table-cell table:style-name="Tabela2.B2" office:value-type="date" office:date-value="2010-03-14">
            <text:p text:style-name="P11">14/03/10</text:p>
          </table:table-cell>
          <table:table-cell table:style-name="Tabela2.C2" office:value-type="date" office:date-value="2010-03-14">
            <text:p text:style-name="P11">14/03/10</text:p>
          </table:table-cell>
        </table:table-row>
        <table:table-row>
          <table:table-cell table:style-name="Tabela2.A3" office:value-type="string">
            <text:list xml:id="list26303541" text:style-name="L1">
              <text:list-item>
                <text:list>
                  <text:list-header>
                    <text:p text:style-name="P17">2. Definição do Sistema</text:p>
                    <text:p text:style-name="P25"><text:span text:style-name="T2">2.1.Analise Institucional </text:span><text:span text:style-name="T3"><text:s text:c="15"/></text:span></text:p>
                    <text:p text:style-name="P19"><text:s text:c="3"/>2.1.1 A empresa <text:s text:c="28"/></text:p>
                    <text:p text:style-name="P19"><text:s text:c="3"/>2.1.2 O negócio <text:s text:c="27"/></text:p>
                    <text:p text:style-name="P20"><text:s text:c="3"/>2.1.3 A organização – visão geral</text:p>
                  </text:list-header>
                </text:list>
              </text:list-item>
            </text:list>
          </table:table-cell>
          <table:table-cell table:style-name="Tabela2.B3" office:value-type="date" office:date-value="2010-03-14">
            <text:p text:style-name="P11">14/03/10</text:p>
          </table:table-cell>
          <table:table-cell table:style-name="Tabela2.C3" office:value-type="date" office:date-value="2010-03-15">
            <text:p text:style-name="P11">15/03/10</text:p>
          </table:table-cell>
        </table:table-row>
        <table:table-row>
          <table:table-cell table:style-name="Tabela2.A3" office:value-type="string">
            <text:list xml:id="list26289878" text:style-name="L2">
              <text:list-item>
                <text:list>
                  <text:list-header>
                    <text:p text:style-name="P26"><text:s text:c="11"/>2.2. Analise Funcional – Visão Específica</text:p>
                    <text:p text:style-name="P27"><text:s text:c="14"/>2.2.1 <text:s/>Áreas envolvidas <text:s text:c="9"/></text:p>
                    <text:p text:style-name="P21"><text:s text:c="3"/>2.2.2 Descrição dos processos atuais</text:p>
                  </text:list-header>
                </text:list>
              </text:list-item>
            </text:list>
          </table:table-cell>
          <table:table-cell table:style-name="Tabela2.B3" office:value-type="date" office:date-value="2010-03-16">
            <text:p text:style-name="P11">16/03/10</text:p>
          </table:table-cell>
          <table:table-cell table:style-name="Tabela2.C3" office:value-type="date" office:date-value="2010-03-17">
            <text:p text:style-name="P11">17/03/10</text:p>
          </table:table-cell>
        </table:table-row>
        <table:table-row>
          <table:table-cell table:style-name="Tabela2.A3" office:value-type="string">
            <text:p text:style-name="P8"><text:s text:c="9"/>2.2.3 Mapeamento dos processos atuais</text:p>
          </table:table-cell>
          <table:table-cell table:style-name="Tabela2.B3" office:value-type="date" office:date-value="2010-03-17">
            <text:p text:style-name="P11">17/03/10</text:p>
          </table:table-cell>
          <table:table-cell table:style-name="Tabela2.C3" office:value-type="date" office:date-value="2010-03-19">
            <text:p text:style-name="P11">19/03/10</text:p>
          </table:table-cell>
        </table:table-row>
        <table:table-row>
          <table:table-cell table:style-name="Tabela2.A3" office:value-type="string">
            <text:p text:style-name="P8"><text:s text:c="9"/>2.2.4 Identificação dos problemas</text:p>
          </table:table-cell>
          <table:table-cell table:style-name="Tabela2.B3" office:value-type="date" office:date-value="2010-03-20">
            <text:p text:style-name="P11">20/03/10</text:p>
          </table:table-cell>
          <table:table-cell table:style-name="Tabela2.C3" office:value-type="date" office:date-value="2010-03-20">
            <text:p text:style-name="P11">20/03/10</text:p>
          </table:table-cell>
        </table:table-row>
        <table:table-row>
          <table:table-cell table:style-name="Tabela2.A3" office:value-type="string">
            <text:p text:style-name="P13"><text:s text:c="18"/>2.3. Proposta de Solução</text:p>
            <text:list xml:id="list26306342" text:style-name="L3">
              <text:list-item>
                <text:list>
                  <text:list-item>
                    <text:list>
                      <text:list-header>
                        <text:p text:style-name="P28"><text:s text:c="14"/>2.3.1 Objetivo do Projeto (Geral e específicos)</text:p>
                        <text:p text:style-name="P29"><text:s text:c="14"/>2.3.2 Restrições técnicas e Administrativa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1">
            <text:p text:style-name="P11">21/03/10</text:p>
          </table:table-cell>
          <table:table-cell table:style-name="Tabela2.C3" office:value-type="date" office:date-value="2010-03-25">
            <text:p text:style-name="P11">25/03/10</text:p>
          </table:table-cell>
        </table:table-row>
        <table:table-row>
          <table:table-cell table:style-name="Tabela2.A3" office:value-type="string">
            <text:list xml:id="list26300763" text:style-name="L4">
              <text:list-item>
                <text:list>
                  <text:list-item>
                    <text:list>
                      <text:list-header>
                        <text:p text:style-name="P30"><text:s text:c="14"/>2.3.3 Premissas</text:p>
                        <text:p text:style-name="P30"><text:s text:c="14"/>2.3.4 Metodologia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B3" office:value-type="date" office:date-value="2010-03-25">
            <text:p text:style-name="P11">25/03/10</text:p>
          </table:table-cell>
          <table:table-cell table:style-name="Tabela2.C3" office:value-type="date" office:date-value="2010-03-26">
            <text:p text:style-name="P11">26/03/10</text:p>
          </table:table-cell>
        </table:table-row>
        <table:table-row>
          <table:table-cell table:style-name="Tabela2.A3" office:value-type="string">
            <text:p text:style-name="P8"><text:s text:c="9"/>2.3.5 Usuários do sistema</text:p>
          </table:table-cell>
          <table:table-cell table:style-name="Tabela2.B3" office:value-type="date" office:date-value="2010-03-27">
            <text:p text:style-name="P11">27/03/10</text:p>
          </table:table-cell>
          <table:table-cell table:style-name="Tabela2.C3" office:value-type="date" office:date-value="2010-03-28">
            <text:p text:style-name="P11">28/03/10</text:p>
          </table:table-cell>
        </table:table-row>
        <table:table-row>
          <table:table-cell table:style-name="Tabela2.A3" office:value-type="string">
            <text:p text:style-name="P8"><text:s text:c="9"/>2.3.6 Sistemas similares</text:p>
          </table:table-cell>
          <table:table-cell table:style-name="Tabela2.B3" office:value-type="date" office:date-value="2010-03-29">
            <text:p text:style-name="P11">29/03/10</text:p>
          </table:table-cell>
          <table:table-cell table:style-name="Tabela2.C3" office:value-type="date" office:date-value="2010-03-30">
            <text:p text:style-name="P11">30/03/10</text:p>
          </table:table-cell>
        </table:table-row>
        <table:table-row>
          <table:table-cell table:style-name="Tabela2.A3" office:value-type="string">
            <text:p text:style-name="P8"><text:s text:c="9"/>2.3.7 Cronograma do Projeto</text:p>
          </table:table-cell>
          <table:table-cell table:style-name="Tabela2.B3" office:value-type="date" office:date-value="2010-03-30">
            <text:p text:style-name="P11">30/03/10</text:p>
          </table:table-cell>
          <table:table-cell table:style-name="Tabela2.C3" office:value-type="date" office:date-value="2010-03-31">
            <text:p text:style-name="P11">31/03/10</text:p>
          </table:table-cell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Tarefa</text:p>
          </table:table-cell>
          <table:table-cell table:style-name="Tabela1.A1" office:value-type="string">
            <text:p text:style-name="P12">Inicio</text:p>
          </table:table-cell>
          <table:table-cell table:style-name="Tabela1.C1" office:value-type="string">
            <text:p text:style-name="P12">Fim</text:p>
          </table:table-cell>
        </table:table-row>
        <table:table-row>
          <table:table-cell table:style-name="Tabela1.A2" office:value-type="string">
            <text:p text:style-name="P1"><text:span text:style-name="T1"><text:s text:c="18"/></text:span><text:span text:style-name="T4">3. Definição de Requisitos</text:span>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5"><text:s text:c="11"/><text:span text:style-name="T5">3.1. Introdução</text:span></text:p>
            <text:p text:style-name="P9"><text:s text:c="4"/>3.1.1 Objetivo do documento de definição de <text:s text:c="65"/>requisitos</text:p>
            <text:p text:style-name="P9"><text:s text:c="10"/>3.1.2 Definições, Acrônimos e Abreviações</text:p>
            <text:p text:style-name="P9"><text:s text:c="10"/>3.1.3 Processo de elicitação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<text:s text:c="11"/><text:span text:style-name="T5"><text:s/>3.2 Requisitos</text:span></text:p>
            <text:p text:style-name="P16"><text:s text:c="10"/>3.3.1 Requisitos Funcionais</text:p>
            <text:p text:style-name="P16"><text:s text:c="10"/>3.3.2 Requisitos Complementares</text:p>
            <text:p text:style-name="P16"><text:s text:c="10"/>3.3.3 Regras de Negócio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<text:s text:c="11"/><text:span text:style-name="T5"><text:s/>3.4. LISTA DE MENSAGENS</text:span>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<text:s text:c="12"/><text:span text:style-name="T5">3.5. ATRIBUTOS</text:span>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<text:s text:c="12"/>3.6. RASTREABILIDADE</text:p>
            <text:p text:style-name="P16"><text:s text:c="10"/>3.6.1. Requisitos Funcionais X <text:s/>Complementares</text:p>
            <text:p text:style-name="P16"><text:s text:c="10"/>3.6.2. Requisitos Funcionais X <text:s/>Regras de Negócio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6"><text:s text:c="10"/>3.6.3. Requisitos Funcionais X <text:s/>Prioridade</text:p>
            <text:p text:style-name="P16"><text:s text:c="9"/>3.6.4. Requisitos Funcionais X <text:s/>Objetivos Específico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6"><text:s text:c="9"/>3.6.5. Módulos X Usuário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C2" office:value-type="string">
            <text:list xml:id="list26291783" text:style-name="L5">
              <text:list-item>
                <text:list>
                  <text:list-header>
                    <text:p text:style-name="P31"><text:s text:c="19"/>3.7. PERFIS E PERMISSÕES</text:p>
                  </text:list-header>
                </text:list>
                <text:p text:style-name="P22"><text:s text:c="10"/><text:span text:style-name="T6"><text:s/>3.7.1 Lista de Usuários</text:span></text:p>
                <text:p text:style-name="P23"><text:s text:c="11"/>3.7.2 Quadro de Permissões</text:p>
              </text:list-item>
            </text:list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5"/>
          </table:table-cell>
        </table:table-row>
        <table:table-row>
          <table:table-cell table:style-name="Tabela1.C2" office:value-type="string">
            <text:p text:style-name="P5"><text:s text:c="12"/><text:span text:style-name="T5">3.8. Requisitos Não-Funcionais</text:span></text:p>
            <text:p text:style-name="P6"><text:s text:c="12"/>3.9. Análise de Riscos</text:p>
          </table:table-cell>
          <table:table-cell table:style-name="Tabela1.A2" office:value-type="string">
            <text:p text:style-name="P11"/>
          </table:table-cell>
          <table:table-cell table:style-name="Tabela1.C2" office:value-type="string">
            <text:p text:style-name="P15"/>
          </table:table-cell>
        </table:table-row>
        <table:table-row>
          <table:table-cell table:style-name="Tabela1.A12" office:value-type="string">
            <text:p text:style-name="P4"><text:span text:style-name="T3"><text:s text:c="12"/></text:span><text:span text:style-name="T2">3.10. Protótipo Não Funcional</text:span></text:p>
          </table:table-cell>
          <table:table-cell table:style-name="Tabela1.B12" office:value-type="string">
            <text:p text:style-name="P11"/>
          </table:table-cell>
          <table:table-cell table:style-name="Tabela1.A12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2">Tarefa</text:p>
          </table:table-cell>
          <table:table-cell table:style-name="Tabela3.A1" office:value-type="string">
            <text:p text:style-name="P12">Inicio</text:p>
          </table:table-cell>
          <table:table-cell table:style-name="Tabela3.C1" office:value-type="string">
            <text:p text:style-name="P12">Fim</text:p>
          </table:table-cell>
        </table:table-row>
        <table:table-row>
          <table:table-cell table:style-name="Tabela3.A2" office:value-type="string">
            <text:list xml:id="list26291749"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8">4. Proposta de Solução</text:p>
                            <text:p text:style-name="P24"><text:s text:c="3"/>4.1 Diagrama de Casos de Us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3.A2" office:value-type="string">
            <text:p text:style-name="P11"/>
          </table:table-cell>
          <table:table-cell table:style-name="Tabela3.C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5"><text:s text:c="26"/>4.2 Diagrama de Classes de Domínio</text:p>
          </table:table-cell>
          <table:table-cell table:style-name="Tabela3.A2" office:value-type="string">
            <text:p text:style-name="P11"/>
          </table:table-cell>
          <table:table-cell table:style-name="Tabela3.C2" office:value-type="string">
            <text:p text:style-name="P11"/>
          </table:table-cell>
        </table:table-row>
        <table:table-row>
          <table:table-cell table:style-name="Tabela3.A2" office:value-type="string">
            <text:p text:style-name="P7"><text:s text:c="26"/>4.3 Diagrama de Classes</text:p>
          </table:table-cell>
          <table:table-cell table:style-name="Tabela3.A2" office:value-type="string">
            <text:p text:style-name="P11"/>
          </table:table-cell>
          <table:table-cell table:style-name="Tabela3.C2" office:value-type="string">
            <text:p text:style-name="P11"/>
          </table:table-cell>
        </table:table-row>
        <table:table-row>
          <table:table-cell table:style-name="Tabela3.A5" office:value-type="string">
            <text:p text:style-name="P7"><text:s text:c="26"/>4.4 Modelo de Entidades e Relacionamento Lógico</text:p>
          </table:table-cell>
          <table:table-cell table:style-name="Tabela3.A5" office:value-type="string">
            <text:p text:style-name="P11"/>
          </table:table-cell>
          <table:table-cell table:style-name="Tabela3.C5" office:value-type="string">
            <text:p text:style-name="P1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6M15S</meta:editing-duration>
    <meta:editing-cycles>16</meta:editing-cycles>
    <meta:generator>BrOffice.org/3.2$Win32 OpenOffice.org_project/320m12$Build-9483</meta:generator>
    <dc:date>2010-03-14T06:21:14.42</dc:date>
    <meta:print-date>2010-03-14T06:19:58.48</meta:print-date>
    <meta:document-statistic meta:table-count="3" meta:image-count="0" meta:object-count="0" meta:page-count="3" meta:paragraph-count="76" meta:word-count="222" meta:character-count="2218"/>
    <meta:user-defined meta:name="Info 1"/>
    <meta:user-defined meta:name="Info 2"/>
    <meta:user-defined meta:name="Info 3"/>
    <meta:user-defined meta:name="Info 4"/>
  </office:meta>
</office:document-meta>
</file>